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5mm"/>
    </style:style>
    <style:style style:name="co2" style:family="table-column">
      <style:table-column-properties fo:break-before="auto" style:column-width="3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3.59mm"/>
    </style:style>
    <style:style style:name="co5" style:family="table-column">
      <style:table-column-properties fo:break-before="auto" style:column-width="14.43mm"/>
    </style:style>
    <style:style style:name="co6" style:family="table-column">
      <style:table-column-properties fo:break-before="auto" style:column-width="51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ucida Console" fo:font-weight="bold" style:font-weight-asian="bold" style:font-weight-complex="bold"/>
    </style:style>
    <style:style style:name="ce2" style:family="table-cell" style:parent-style-name="Default">
      <style:text-properties style:font-name="Lucida Console"/>
    </style:style>
    <style:style style:name="ce3" style:family="table-cell" style:parent-style-name="Default" style:data-style-name="N109">
      <style:text-properties style:font-name="Lucida Consol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3" table:default-cell-style-name="ce2"/>
        <table:table-row table:style-name="ro1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Test duration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AP1</text:p>
          </table:table-cell>
          <table:table-cell table:style-name="ce1" office:value-type="string" calcext:value-type="string">
            <text:p>AP2</text:p>
          </table:table-cell>
          <table:table-cell table:style-name="ce1" office:value-type="string" calcext:value-type="string">
            <text:p>DLAP</text:p>
          </table:table-cell>
          <table:table-cell table:style-name="ce1" office:value-type="string" calcext:value-type="string">
            <text:p>Advised linear slope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Rel err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Dev ?</text:p>
          </table:table-cell>
          <table:table-cell office:value-type="string" calcext:value-type="string">
            <text:p>12hours</text:p>
          </table:table-cell>
          <table:table-cell office:value-type="float" office:value="825" calcext:value-type="float">
            <text:p>825</text:p>
          </table:table-cell>
          <table:table-cell office:value-type="float" office:value="43201138" calcext:value-type="float">
            <text:p>43201138</text:p>
          </table:table-cell>
          <table:table-cell table:formula="of:=[.D2]-[.C2]" office:value-type="float" office:value="43200313" calcext:value-type="float">
            <text:p>43200313</text:p>
          </table:table-cell>
          <table:table-cell office:value-type="float" office:value="31304806" calcext:value-type="float">
            <text:p>31304806</text:p>
          </table:table-cell>
          <table:table-cell office:value-type="float" office:value="74505626" calcext:value-type="float">
            <text:p>74505626</text:p>
          </table:table-cell>
          <table:table-cell table:formula="of:=[.G2]-[.F2]" office:value-type="float" office:value="43200820" calcext:value-type="float">
            <text:p>43200820</text:p>
          </table:table-cell>
          <table:table-cell table:style-name="ce3" table:formula="of:=([.D2]-[.C2])/([.G2]-[.F2])" office:value-type="float" office:value="0.999988264111653" calcext:value-type="float">
            <text:p>0,99998826411165300000</text:p>
          </table:table-cell>
          <table:table-cell table:formula="of:=[.E2]-[.H2]" office:value-type="float" office:value="-507" calcext:value-type="float">
            <text:p>-507</text:p>
          </table:table-cell>
          <table:table-cell table:formula="of:=[.J2]/[.H2]" office:value-type="float" office:value="-0.0000117358883465638" calcext:value-type="float">
            <text:p>-1,17358883465638E-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hour</text:p>
          </table:table-cell>
          <table:table-cell office:value-type="float" office:value="638" calcext:value-type="float">
            <text:p>638</text:p>
          </table:table-cell>
          <table:table-cell office:value-type="float" office:value="3600878" calcext:value-type="float">
            <text:p>3600878</text:p>
          </table:table-cell>
          <table:table-cell table:formula="of:=[.D3]-[.C3]" office:value-type="float" office:value="3600240" calcext:value-type="float">
            <text:p>3600240</text:p>
          </table:table-cell>
          <table:table-cell office:value-type="float" office:value="102324019" calcext:value-type="float">
            <text:p>102324019</text:p>
          </table:table-cell>
          <table:table-cell office:value-type="float" office:value="105924301" calcext:value-type="float">
            <text:p>105924301</text:p>
          </table:table-cell>
          <table:table-cell table:formula="of:=[.G3]-[.F3]" office:value-type="float" office:value="3600282" calcext:value-type="float">
            <text:p>3600282</text:p>
          </table:table-cell>
          <table:table-cell table:style-name="ce3" table:formula="of:=([.D3]-[.C3])/([.G3]-[.F3])" office:value-type="float" office:value="0.999988334247151" calcext:value-type="float">
            <text:p>0,99998833424715100000</text:p>
          </table:table-cell>
          <table:table-cell table:formula="of:=[.E3]-[.H3]" office:value-type="float" office:value="-42" calcext:value-type="float">
            <text:p>-42</text:p>
          </table:table-cell>
          <table:table-cell table:formula="of:=[.J3]/[.H3]" office:value-type="float" office:value="-0.0000116657528493601" calcext:value-type="float">
            <text:p>-1,16657528493601E-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hour</text:p>
          </table:table-cell>
          <table:table-cell office:value-type="float" office:value="3601185" calcext:value-type="float">
            <text:p>3601185</text:p>
          </table:table-cell>
          <table:table-cell office:value-type="float" office:value="7201424" calcext:value-type="float">
            <text:p>7201424</text:p>
          </table:table-cell>
          <table:table-cell table:formula="of:=[.D4]-[.C4]" office:value-type="float" office:value="3600239" calcext:value-type="float">
            <text:p>3600239</text:p>
          </table:table-cell>
          <table:table-cell office:value-type="float" office:value="105924608" calcext:value-type="float">
            <text:p>105924608</text:p>
          </table:table-cell>
          <table:table-cell office:value-type="float" office:value="109524890" calcext:value-type="float">
            <text:p>109524890</text:p>
          </table:table-cell>
          <table:table-cell table:formula="of:=[.G4]-[.F4]" office:value-type="float" office:value="3600282" calcext:value-type="float">
            <text:p>3600282</text:p>
          </table:table-cell>
          <table:table-cell table:style-name="ce3" table:formula="of:=([.D4]-[.C4])/([.G4]-[.F4])" office:value-type="float" office:value="0.99998805649113" calcext:value-type="float">
            <text:p>0,99998805649113000000</text:p>
          </table:table-cell>
          <table:table-cell table:formula="of:=[.E4]-[.H4]" office:value-type="float" office:value="-43" calcext:value-type="float">
            <text:p>-43</text:p>
          </table:table-cell>
          <table:table-cell table:formula="of:=[.J4]/[.H4]" office:value-type="float" office:value="-0.000011943508869583" calcext:value-type="float">
            <text:p>-1,1943508869583E-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guette_dev</text:p>
          </table:table-cell>
          <table:table-cell office:value-type="string" calcext:value-type="string">
            <text:p>1hour</text:p>
          </table:table-cell>
          <table:table-cell table:number-columns-repeated="2"/>
          <table:table-cell table:formula="of:=[.D5]-[.C5]" office:value-type="float" office:value="0" calcext:value-type="float">
            <text:p>0</text:p>
          </table:table-cell>
          <table:table-cell table:number-columns-repeated="2"/>
          <table:table-cell table:formula="of:=[.G5]-[.F5]" office:value-type="float" office:value="0" calcext:value-type="float">
            <text:p>0</text:p>
          </table:table-cell>
          <table:table-cell table:style-name="ce3" table:formula="of:=([.D5]-[.C5])/([.G5]-[.F5])" office:value-type="string" office:string-value="" calcext:value-type="error">
            <text:p>#DIV/0 !</text:p>
          </table:table-cell>
          <table:table-cell table:formula="of:=[.E5]-[.H5]" office:value-type="float" office:value="0" calcext:value-type="float">
            <text:p>0</text:p>
          </table:table-cell>
          <table:table-cell table:formula="of:=[.J5]/[.H5]" office:value-type="string" office:string-value="" calcext:value-type="error">
            <text:p>#DIV/0 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2hours x 9 !</text:p>
          </table:table-cell>
          <table:table-cell table:formula="of:=601+43201158+86401727+129601885+172802454+216003019+259203774+302404330+345604679" office:value-type="float" office:value="1555223627" calcext:value-type="float">
            <text:p>1555223627</text:p>
          </table:table-cell>
          <table:table-cell table:formula="of:=43200851+86401419+129601783+172802147+216002712+259203364+302404023+345604577+388804930" office:value-type="float" office:value="1944025806" calcext:value-type="float">
            <text:p>1944025806</text:p>
          </table:table-cell>
          <table:table-cell table:formula="of:=[.D6]-[.C6]" office:value-type="float" office:value="388802179" calcext:value-type="float">
            <text:p>388802179</text:p>
          </table:table-cell>
          <table:table-cell table:formula="of:=111593370+154794394+197995418+241196032+284397056+327598080+370799309+414000333+457201152" office:value-type="float" office:value="2559575144" calcext:value-type="float">
            <text:p>2559575144</text:p>
          </table:table-cell>
          <table:table-cell table:formula="of:=154794086+197995110+241195930+284396749+327597773+370798899+414000026+457201050+500401869" office:value-type="float" office:value="2948381492" calcext:value-type="float">
            <text:p>2948381492</text:p>
          </table:table-cell>
          <table:table-cell table:formula="of:=[.G6]-[.F6]" office:value-type="float" office:value="388806348" calcext:value-type="float">
            <text:p>388806348</text:p>
          </table:table-cell>
          <table:table-cell table:style-name="ce3" table:formula="of:=([.D6]-[.C6])/([.G6]-[.F6])" office:value-type="float" office:value="0.999989277438444" calcext:value-type="float">
            <text:p>0,99998927743844400000</text:p>
          </table:table-cell>
          <table:table-cell table:formula="of:=[.E6]-[.H6]" office:value-type="float" office:value="-4169" calcext:value-type="float">
            <text:p>-4169</text:p>
          </table:table-cell>
          <table:table-cell table:formula="of:=[.J6]/[.H6]" office:value-type="float" office:value="-0.000010722561556531" calcext:value-type="float">
            <text:p>-1,0722561556531E-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2hours x 9 !</text:p>
          </table:table-cell>
          <table:table-cell table:formula="of:=614+43201240+86401775+129602309+172802845+216003378+259204000+302404629+345605256" office:value-type="float" office:value="1555226046" calcext:value-type="float">
            <text:p>1555226046</text:p>
          </table:table-cell>
          <table:table-cell table:formula="of:=43200933+86401468+129602002+172802538+216003071+259203693+302404322+345604949+388805577" office:value-type="float" office:value="1944028553" calcext:value-type="float">
            <text:p>1944028553</text:p>
          </table:table-cell>
          <table:table-cell table:formula="of:=[.D7]-[.C7]" office:value-type="float" office:value="388802507" calcext:value-type="float">
            <text:p>388802507</text:p>
          </table:table-cell>
          <table:table-cell table:formula="of:=111389491+154590618+197791641+240992666+284193689+327394713+370595840+413796966+456998093" office:value-type="float" office:value="2557743717" calcext:value-type="float">
            <text:p>2557743717</text:p>
          </table:table-cell>
          <table:table-cell table:formula="of:=154590310+197791334+240992358+284193382+327394406+370595533+413796659+456997786+500198912" office:value-type="float" office:value="2946550680" calcext:value-type="float">
            <text:p>2946550680</text:p>
          </table:table-cell>
          <table:table-cell table:formula="of:=[.G7]-[.F7]" office:value-type="float" office:value="388806963" calcext:value-type="float">
            <text:p>388806963</text:p>
          </table:table-cell>
          <table:table-cell table:style-name="ce3" table:formula="of:=([.D7]-[.C7])/([.G7]-[.F7])" office:value-type="float" office:value="0.999988539299899" calcext:value-type="float">
            <text:p>0,99998853929989900000</text:p>
          </table:table-cell>
          <table:table-cell table:formula="of:=[.E7]-[.H7]" office:value-type="float" office:value="-4456" calcext:value-type="float">
            <text:p>-4456</text:p>
          </table:table-cell>
          <table:table-cell table:formula="of:=[.J7]/[.H7]" office:value-type="float" office:value="-0.0000114607001006821" calcext:value-type="float">
            <text:p>-1,14607001006821E-05</text:p>
          </table:table-cell>
          <table:table-cell table:number-columns-repeated="1013"/>
        </table:table-row>
        <table:table-row table:style-name="ro1" table:number-rows-repeated="59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20" loext:min-decimal-places="20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09:32:49.8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0:01:55.205000000</meta:creation-date>
    <dc:date>2016-11-08T17:15:17.320000000</dc:date>
    <meta:editing-duration>P6DT7H21M38S</meta:editing-duration>
    <meta:editing-cycles>6</meta:editing-cycles>
    <meta:generator>LibreOffice/5.1.3.2$Windows_X86_64 LibreOffice_project/644e4637d1d8544fd9f56425bd6cec110e49301b</meta:generator>
    <meta:document-statistic meta:table-count="1" meta:cell-count="73" meta:object-count="0"/>
  </office:meta>
</office:document-meta>
</file>